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oi ?</text:p>
      <text:p text:style-name="P2"/>
      <text:p text:style-name="P2">Générer un terrain à partir d'une image en utilisant le terrain Unity.</text:p>
      <text:p text:style-name="P2"/>
      <text:p text:style-name="P1">Pourquoi ?</text:p>
      <text:p text:style-name="P2"/>
      <text:p text:style-name="P2">Car la génération de terrain est un sujet intéressant et le fait de pouvoir en générer un avec n'importe quelle image est une chose intéressante.</text:p>
      <text:p text:style-name="P2"/>
      <text:p text:style-name="P1">Comment ?</text:p>
      <text:p text:style-name="P2"/>
      <text:p text:style-name="P2">J'ai commencé par lire chaque pixel de l'image et de retranscrire la couleur trouvée en une hauteur directement sur le terrain.</text:p>
      <text:p text:style-name="P2">Cette méthode ne donne pas un résultat satisfaisant avec une déformation du terrain mal gérée.</text:p>
      <text:p text:style-name="P2"/>
      <text:p text:style-name="P2">La deuxième façon de faire est de crée une image en nuance de gris par rapport au couleur, ce qui me donnera les hauteurs, les terrains d'Unity prenant en compte par défaut ce type d'image.</text:p>
      <text:p text:style-name="P2">Le résultat est très satisfaisant compte tenu du fait qu'Unity le gère très bien.</text:p>
      <text:p text:style-name="P2"/>
      <text:p text:style-name="P2">Par la suite, je crée un material depuis l'image pour l'appliqué sur le terrain pour avoir la couleur correspondant à l'image qui a permis la génération.</text:p>
      <text:p text:style-name="P2"/>
      <text:p text:style-name="P2">Ensuite, j'ai décidé de rajouter des arbres et herbes depuis le code. Pour cela, je regarde l'image en nuance de gris et je prend une range entre 2 valeurs pour détecter où il pourra y avoir de l'herbe et des arbres.</text:p>
      <text:p text:style-name="P2">Les arbres sont instanciés de façon aléatoire sur la map.</text:p>
      <text:p text:style-name="P2">J'avais testé d'instancier l'herbe comme les arbres mais le résultat n'était pas concluant et les performance était impactée.</text:p>
      <text:p text:style-name="P2">L'herbe est donc instancier par la map avec une certaines densité.</text:p>
      <text:p text:style-name="P2"/>
      <text:p text:style-name="P2">Pour améliorer l'utilisation de cette génération, j'ai fait en sorte de pouvoir générer la map et faire des modifications directement depuis l'éditeur. Ce qui permet en plus, de ne pas avoir de génération de la map et un problème avec l'éclairage lors du lancement du jeu.</text:p>
      <text:p text:style-name="P2"/>
      <text:p text:style-name="P2">J'ai rajouté par la suite, la sauvegarde des infos du terrain et la possibilité d'avoir une image pour générer la map et une image pour la texture de celle ci.</text:p>
      <text:p text:style-name="P2"/>
      <text:p text:style-name="P2"/>
      <text:p text:style-name="P2"/>
      <text:p text:style-name="P1"><text:soft-page-break/>Futur ?</text:p>
      <text:p text:style-name="P2"/>
      <text:p text:style-name="P2">Pourvoir charger les infos des terrains sauvegardés précédemment.</text:p>
      <text:p text:style-name="P2">Gérer certains éléments comme le vent ou l'eau directement en code.</text:p>
      <text:p text:style-name="P2">Rendre plus naturel la génération du terrain. (point pointue)</text:p>
      <text:p text:style-name="P2">Améliorer le spawn d'éléments sur le terr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is Pasquet</meta:initial-creator>
    <meta:creation-date>2019-01-07T22:34:53.15</meta:creation-date>
    <dc:date>2019-01-07T22:59:38.56</dc:date>
    <dc:creator>Alexis Pasquet</dc:creator>
    <meta:editing-duration>PT24M45S</meta:editing-duration>
    <meta:editing-cycles>7</meta:editing-cycles>
    <meta:generator>OpenOffice/4.1.6$Win32 OpenOffice.org_project/416m1$Build-9790</meta:generator>
    <meta:document-statistic meta:table-count="0" meta:image-count="0" meta:object-count="0" meta:page-count="2" meta:paragraph-count="21" meta:word-count="347" meta:character-count="2025"/>
  </office:meta>
</office:document-meta>
</file>